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style:font-size-asian="12pt" style:font-size-complex="12pt"/>
    </style:style>
    <style:style style:name="P5" style:family="paragraph" style:parent-style-name="Standard">
      <style:paragraph-properties fo:text-align="start" style:justify-single-word="false"/>
      <style:text-properties style:font-name="Liberation Serif" fo:font-size="12pt"/>
    </style:style>
    <style:style style:name="T1" style:family="text">
      <style:text-properties officeooo:rsid="001dcf91"/>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style:font-size-asian="12pt" style:font-weight-asian="normal" style:font-size-complex="12pt" style:font-weight-complex="normal"/>
    </style:style>
    <style:style style:name="T4" style:family="text">
      <style:text-properties style:font-name="sans-serif" fo:font-size="15pt"/>
    </style:style>
    <style:style style:name="T5" style:family="text">
      <style:text-properties fo:font-size="15pt"/>
    </style:style>
    <style:style style:name="T6" style:family="text">
      <style:text-properties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stom Kernel Recipe With Local Repositor<text:span text:style-name="T1">y</text:span></text:p>
      <text:p text:style-name="P2"/>
      <text:p text:style-name="P4"><text:span text:style-name="T2">In this lab you will use use the </text:span>linux-yocto-custom recipe and tooling to make use <text:s/>of a local non-linux-yocto git-based kernel of your choosing, while still retaining the ability to reuse your work via config fragments. This makes for an easier workflow when making changes to the kernel code, which this lab will also demonstrate. This lab will also demonstrate how to create and use a recipe used to build and install an external kernel module</text:p>
      <text:p text:style-name="P3"/>
      <text:p text:style-name="P3">Lab 4 Conclusion</text:p>
      <text:p text:style-name="P5"><text:span text:style-name="T3"><text:tab/></text:span><text:span text:style-name="T6">In this lab you built and booted an arbitrary git-based non-linux-yocto Linux kernel as a local repository, which you then modified, and you immediately saw the results of your changes after rebuilding the kernel. In addition, you were also able to do the same workflow using a local linux-yocto-based kernel as well as with a bare clone of the linux-yocto kernel. You also added and loaded an external kernel module. This concludes Lab 4</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6:17:47.584060389</meta:creation-date>
    <meta:generator>LibreOffice/4.2.8.2$Linux_X86_64 LibreOffice_project/420m0$Build-2</meta:generator>
    <dc:date>2016-04-13T16:45:57.877468686</dc:date>
    <meta:editing-duration>PT27M31S</meta:editing-duration>
    <meta:editing-cycles>5</meta:editing-cycles>
    <meta:document-statistic meta:table-count="0" meta:image-count="0" meta:object-count="0" meta:page-count="1" meta:paragraph-count="4" meta:word-count="159" meta:character-count="943" meta:non-whitespace-character-count="786"/>
  </office:meta>
</office:document-meta>
</file>